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Perl Open Document Connector</meta:generator>
    <dc:title>OpenOffice::OODoc Drawing Template</dc:title>
    <dc:subject>Template for the Perl Open Document Connector</dc:subject>
    <meta:initial-creator>OpenOffice::OODoc Project</meta:initial-creator>
    <meta:creation-date>2008-05-18T20:15:29</meta:creation-date>
    <dc:creator>OpenOffice::OODoc Project</dc:creator>
    <dc:date>2010-01-05T19:10:33</dc:date>
    <meta:editing-cycles>1</meta:editing-cycles>
    <meta:editing-duration>PT00H00M00S</meta:editing-duration>
    <meta:document-statistic meta:object-count="0"/>
  </office:meta>
</office:document-meta>
</file>